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loext:opacity="100%" style:font-name="Droid Sans Mono" fo:font-size="8pt" fo:font-weight="normal" fo:background-color="#ffffff" style:font-size-asian="8pt" style:font-size-complex="8pt"/>
    </style:style>
    <style:style style:name="P2" style:family="paragraph" style:parent-style-name="Standard">
      <style:paragraph-properties fo:margin-top="0cm" fo:margin-bottom="0.499cm" style:contextual-spacing="false" fo:line-height="100%"/>
      <style:text-properties fo:color="#000000" loext:opacity="100%" style:font-name="Droid Sans Mono" fo:font-size="8pt" fo:font-weight="normal" fo:background-color="#ffffff" style:font-size-asian="8pt" style:font-size-complex="8pt"/>
    </style:style>
    <style:style style:name="P3" style:family="paragraph" style:parent-style-name="Standard">
      <style:paragraph-properties fo:line-height="100%"/>
      <style:text-properties fo:color="#008000" loext:opacity="100%" style:font-name="Droid Sans Mono" fo:font-size="8pt" fo:font-weight="normal" fo:background-color="#ffffff" style:font-size-asian="8pt" style:font-size-complex="8pt"/>
    </style:style>
    <style:style style:name="P4" style:family="paragraph" style:parent-style-name="Standard">
      <style:paragraph-properties fo:line-height="100%"/>
      <style:text-properties fo:color="#a31515" loext:opacity="100%" style:font-name="Droid Sans Mono" fo:font-size="8pt" fo:font-weight="normal" fo:background-color="#ffffff" style:font-size-asian="8pt" style:font-size-complex="8pt"/>
    </style:style>
    <style:style style:name="P5" style:family="paragraph" style:parent-style-name="Standard">
      <style:paragraph-properties fo:line-height="100%"/>
      <style:text-properties fo:font-size="8pt" style:font-size-asian="8pt" style:font-size-complex="8pt"/>
    </style:style>
    <style:style style:name="P6" style:family="paragraph" style:parent-style-name="Standard">
      <style:paragraph-properties fo:margin-top="0cm" fo:margin-bottom="0.499cm" style:contextual-spacing="false" fo:line-height="100%"/>
      <style:text-properties fo:font-size="8pt" style:font-size-asian="8pt" style:font-size-complex="8pt"/>
    </style:style>
    <style:style style:name="T1" style:family="text">
      <style:text-properties fo:color="#0000ff" loext:opacity="100%"/>
    </style:style>
    <style:style style:name="T2" style:family="text">
      <style:text-properties fo:color="#2b91af" loext:opacity="100%"/>
    </style:style>
    <style:style style:name="T3" style:family="text">
      <style:text-properties fo:color="#a31515" loext:opacity="100%"/>
    </style:style>
    <style:style style:name="T4" style:family="text">
      <style:text-properties fo:color="#008000" loext:opacity="100%"/>
    </style:style>
    <style:style style:name="T5" style:family="text">
      <style:text-properties fo:color="#098658" loext:opacity="100%"/>
    </style:style>
    <style:style style:name="T6" style:family="text">
      <style:text-properties fo:color="#80808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!/usr/bin/env python</text:p>
      <text:p text:style-name="P3"># ------------------------------------------------------------------------------------</text:p>
      <text:p text:style-name="P1"><text:span text:style-name="T1">from</text:span> opensbli <text:span text:style-name="T1">import</text:span> *</text:p>
      <text:p text:style-name="P1"><text:span text:style-name="T1">from</text:span> sympy <text:span text:style-name="T1">import</text:span> <text:span text:style-name="T2">sin</text:span>, <text:span text:style-name="T2">cos</text:span>, <text:span text:style-name="T2">sinh</text:span>, <text:span text:style-name="T2">tanh</text:span>, <text:span text:style-name="T2">exp</text:span>, pi, <text:span text:style-name="T2">log</text:span>, <text:span text:style-name="T2">Piecewise</text:span>, <text:span text:style-name="T2">Or</text:span></text:p>
      <text:p text:style-name="P1"><text:span text:style-name="T1">from</text:span> opensbli.utilities.helperfunctions <text:span text:style-name="T1">import</text:span> substitute_simulation_parameters</text:p>
      <text:p text:style-name="P1"><text:span text:style-name="T1">import</text:span> chemistry</text:p>
      <text:p text:style-name="P3"># ------------------------------------------------------------------------------------</text:p>
      <text:p text:style-name="P5"/>
      <text:p text:style-name="P3">#########################################################################################################################</text:p>
      <text:p text:style-name="P3"># #</text:p>
      <text:p text:style-name="P3"># Inputs #</text:p>
      <text:p text:style-name="P3"># #</text:p>
      <text:p text:style-name="P3">#########################################################################################################################</text:p>
      <text:p text:style-name="P1">Chemistry_model = <text:span text:style-name="T3">'Park01'</text:span> <text:span text:style-name="T4"># Choose from 'GGS' or 'Park01' or 'none'</text:span></text:p>
      <text:p text:style-name="P1">Physical = {</text:p>
      <text:p text:style-name="P1"><text:span text:style-name="T3">'Re'</text:span> :<text:span text:style-name="T3">'1.0'</text:span>,</text:p>
      <text:p text:style-name="P1"><text:span text:style-name="T3">'Sc'</text:span> :<text:span text:style-name="T3">'0.71'</text:span>,</text:p>
      <text:p text:style-name="P1"><text:span text:style-name="T3">'uref'</text:span> :<text:span text:style-name="T3">'0.0'</text:span>, <text:span text:style-name="T4"># '731.6071'</text:span></text:p>
      <text:p text:style-name="P1"><text:span text:style-name="T3">'pref'</text:span> :<text:span text:style-name="T3">'10000.0'</text:span>,</text:p>
      <text:p text:style-name="P1"><text:span text:style-name="T3">'rhoref'</text:span> :<text:span text:style-name="T3">'0.006'</text:span>,</text:p>
      <text:p text:style-name="P1"><text:span text:style-name="T3">'pexp'</text:span> :<text:span text:style-name="T3">'0.0'</text:span>,</text:p>
      <text:p text:style-name="P1">}</text:p>
      <text:p text:style-name="P1"><text:span text:style-name="T2">Grid</text:span> = {</text:p>
      <text:p text:style-name="P1"><text:span text:style-name="T3">'dt'</text:span> :<text:span text:style-name="T3">'0.0000002'</text:span>,</text:p>
      <text:p text:style-name="P1"><text:span text:style-name="T3">'niter'</text:span> :<text:span text:style-name="T3">'4000'</text:span>,</text:p>
      <text:p text:style-name="P1"><text:span text:style-name="T3">'block0np0'</text:span> :<text:span text:style-name="T3">'11'</text:span>, <text:span text:style-name="T4"># 120</text:span></text:p>
      <text:p text:style-name="P1"><text:span text:style-name="T3">'block0np1'</text:span> :<text:span text:style-name="T3">'11'</text:span>, <text:span text:style-name="T4"># 375</text:span></text:p>
      <text:p text:style-name="P1"><text:span text:style-name="T3">'Delta0block0'</text:span> :<text:span text:style-name="T3">'15.0*0.0133482/block0np0'</text:span>,</text:p>
      <text:p text:style-name="P1"><text:span text:style-name="T3">'Delta1block0'</text:span> :<text:span text:style-name="T3">'1.0/(block0np1-1)'</text:span>,</text:p>
      <text:p text:style-name="P1"><text:span text:style-name="T3">'Ly'</text:span> :<text:span text:style-name="T3">'100.0/15.0*0.133482'</text:span>,</text:p>
      <text:p text:style-name="P1"><text:span text:style-name="T3">'stretch'</text:span> :<text:span text:style-name="T3">'1.0'</text:span>, <text:span text:style-name="T4"># 3.4</text:span></text:p>
      <text:p text:style-name="P1">}</text:p>
      <text:p text:style-name="P1">Gas = {</text:p>
      <text:p text:style-name="P1"><text:span text:style-name="T3">'Rhat'</text:span> :<text:span text:style-name="T3">'8314.3'</text:span>,</text:p>
      <text:p text:style-name="P1"><text:span text:style-name="T3">'MO'</text:span> :<text:span text:style-name="T3">'16.0'</text:span>,</text:p>
      <text:p text:style-name="P1"><text:span text:style-name="T3">'MO2'</text:span> :<text:span text:style-name="T3">'32.0'</text:span>,</text:p>
      <text:p text:style-name="P1"><text:span text:style-name="T3">'MN'</text:span> :<text:span text:style-name="T3">'14.0'</text:span>,</text:p>
      <text:p text:style-name="P1"><text:span text:style-name="T3">'MN2'</text:span> :<text:span text:style-name="T3">'28.0'</text:span>,</text:p>
      <text:p text:style-name="P1"><text:span text:style-name="T3">'MNO'</text:span> :<text:span text:style-name="T3">'30.0'</text:span>,</text:p>
      <text:p text:style-name="P1"><text:span text:style-name="T3">'dhO'</text:span> :<text:span text:style-name="T3">'59.544'</text:span>,</text:p>
      <text:p text:style-name="P1"><text:span text:style-name="T3">'dhN'</text:span> :<text:span text:style-name="T3">'112.951'</text:span>,</text:p>
      <text:p text:style-name="P1"><text:span text:style-name="T3">'dhNO'</text:span> :<text:span text:style-name="T3">'21.6009'</text:span>,</text:p>
      <text:p text:style-name="P1"><text:span text:style-name="T3">'thetavO2'</text:span> :<text:span text:style-name="T3">'2270.0'</text:span>,</text:p>
      <text:p text:style-name="P1"><text:span text:style-name="T3">'thetavN2'</text:span> :<text:span text:style-name="T3">'3390.0'</text:span>,</text:p>
      <text:p text:style-name="P1"><text:span text:style-name="T3">'thetavNO'</text:span> :<text:span text:style-name="T3">'2740.0'</text:span>,</text:p>
      <text:p text:style-name="P1">}</text:p>
      <text:p text:style-name="P1">set_constants = {**Physical , **<text:span text:style-name="T2">Grid</text:span> , **Gas} <text:span text:style-name="T4"># REF[1]: Unpacks the dictionaries in a single one</text:span></text:p>
      <text:p text:style-name="P5"/>
      <text:p text:style-name="P3">#########################################################################################################################</text:p>
      <text:p text:style-name="P3"># #</text:p>
      <text:p text:style-name="P3"># Simulation Equations #</text:p>
      <text:p text:style-name="P3"># #</text:p>
      <text:p text:style-name="P3">#########################################################################################################################</text:p>
      <text:p text:style-name="P3"># Number of simulation dimensions</text:p>
      <text:p text:style-name="P1">ndim = <text:span text:style-name="T5">2</text:span></text:p>
      <text:p text:style-name="P1">stats = <text:span text:style-name="T1">False</text:span></text:p>
      <text:p text:style-name="P5"/>
      <text:p text:style-name="P3"># Define the compresible Navier-Stokes equations in Einstein notation</text:p>
      <text:p text:style-name="P1">mass_O = <text:span text:style-name="T3">"Eq(Der(rhoO,t), - Skew(rhoO*u_j,x_j) + Der(mu/(Re*Sc)*Der(yO,x_j),x_j) + wdotO )"</text:span></text:p>
      <text:p text:style-name="P1">mass_O2 = <text:span text:style-name="T3">"Eq(Der(rhoO2,t), - Skew(rhoO2*u_j,x_j) + Der(mu/(Re*Sc)*Der(yO2,x_j),x_j) + wdotO2 )"</text:span></text:p>
      <text:p text:style-name="P1">mass_N = <text:span text:style-name="T3">"Eq(Der(rhoN,t), - Skew(rhoN*u_j,x_j) + Der(mu/(Re*Sc)*Der(yN,x_j),x_j) + wdotN )"</text:span></text:p>
      <text:p text:style-name="P1">mass_N2 = <text:span text:style-name="T3">"Eq(Der(rhoN2,t), - Skew(rhoN2*u_j,x_j) + Der(mu/(Re*Sc)*Der(yN2,x_j),x_j) + wdotN2)"</text:span></text:p>
      <text:p text:style-name="P1">mass_NO = <text:span text:style-name="T3">"Eq(Der(rhoNO,t), - Skew(rhoNO*u_j,x_j) + Der(mu/(Re*Sc)*Der(yNO,x_j),x_j) + wdotNO)"</text:span></text:p>
      <text:p text:style-name="P1"><text:soft-page-break/>momentum = <text:span text:style-name="T3">"Eq(Der(rhou_i,t), - Skew(rhou_i*u_j, x_j) - Der(p,x_i) + Der(tau_i_j,x_j))"</text:span></text:p>
      <text:p text:style-name="P1">evib = <text:span text:style-name="T3">"Eq(Der(rhoev,t), - Skew(rhoev*u_j,x_j) + ((rhoO2*eveqO2+rhoN2*eveqN2+rhoNO*eveqNO)*rho/(rhoO2+rhoN2+rhoNO) - rhoev)/tau )"</text:span> \</text:p>
      <text:p text:style-name="P3"># " Der(mu/(Re*Sc)*(evO2*Der(yO2,x_j)+evN2*Der(yN2,x_j)+evNO*Der(yNO,x_j)),x_j) )" # ## - Der(qv_j,x_j)##+ wdotO2*evO2+wdotN2*evN2+wdotNO*evNO - Der(qv_j,x_j)</text:p>
      <text:p text:style-name="P1">energy = <text:span text:style-name="T3">"Eq(Der(rhoE,t), - Skew(rhoE*u_j,x_j) - Conservative(p*u_j,x_j) "</text:span> \</text:p>
      <text:p text:style-name="P1"><text:span text:style-name="T3">"+Der(mu/(Re*Sc)*Rhat*T*(5.0/(2.0*MO)*Der(yO,x_j)+5.0/(2.0*MN)*Der(yN,x_j)+7.0/(2.0*MO2)*Der(yO2,x_j)+7.0/(2.0*MN2)*Der(YN2,x_j)"</text:span> \</text:p>
      <text:p text:style-name="P1"><text:span text:style-name="T3">"+7.0/(2.0*MNO)*Der(YNO,x_j)),x_j) + Der(mu/(Re*Sc)*4.1868e6*(dhO/MO*Der(YO,x_j)+dhN/MN*Der(YN,x_j)+dhNO/MNO*Der(YNO,x_j)),x_j) "</text:span> \</text:p>
      <text:p text:style-name="P4">"+ Der(mu/(Re*Sc)*(evO2*Der(yO2,x_j)+evN2*Der(yN2,x_j)+evNO*Der(yNO,x_j)),x_j) - Der(q_j,x_j) - Der(qv_j,x_j) + Der(u_i*tau_i_j ,x_j))"</text:p>
      <text:p text:style-name="P1">scalar = <text:span text:style-name="T3">"Eq(Der(rhof,t), - Skew(rhof*u_j,x_j) + Der(mu/(Re*Sc)*Der(f,x_j),x_j) + Tvref*1.0e-12)"</text:span> <text:span text:style-name="T4"># non-reacting scalar is useful as a (diffusing) marker of original fluid regions</text:span></text:p>
      <text:p text:style-name="P5"/>
      <text:p text:style-name="P3"># ----------------------------------------------------------------------------------------------------------------------</text:p>
      <text:p text:style-name="P3"># Constituent Equations #</text:p>
      <text:p text:style-name="P3"># ----------------------------------------------------------------------------------------------------------------------</text:p>
      <text:p text:style-name="P5"/>
      <text:p text:style-name="P3"># Variable relations used in the system</text:p>
      <text:p text:style-name="P1">velocity = <text:span text:style-name="T3">"Eq(u_i, rhou_i/rho)"</text:span></text:p>
      <text:p text:style-name="P1">mixturefraction = <text:span text:style-name="T3">"Eq(f, rhof/rho)"</text:span></text:p>
      <text:p text:style-name="P1">pressure = <text:span text:style-name="T3">"Eq(p, Rhat*T*(rhoO/MO+rhoO2/MO2+rhoN/MN+rhoN2/MN2+rhoNO/MNO))"</text:span></text:p>
      <text:p text:style-name="P1">temperature = <text:span text:style-name="T3">"Eq(T, (rhoE - rhoev*(rhoO2+rhoN2+rhoNO)/(rhoO+rhoO2+rhoN+rhoN2+rhoNO) - dhf - rho*(1./2.)*(KD(_i,_j)*u_i*u_j))/(Rhat*(3.0/2.0*(rhoO/MO+rhoN/MN)+5.0/2.0*(rhoO2/MO2+rhoN2/MN2+rhoNO/MNO))) )"</text:span></text:p>
      <text:p text:style-name="P5"/>
      <text:p text:style-name="P3"># tempv = "Eq(Tv, thetavnum/(ysumM*log(1.0+thetavnum*Rhat/(rhoev*(rhoO2+rhoN2+rhoNO)/rho))))"</text:p>
      <text:p text:style-name="P1">tempv = <text:span text:style-name="T3">"Eq(Tvref, thetavnum/(ysumM*log(1.0+thetavnum*Rhat/(rhoev*(rhoO2+rhoN2+rhoNO)/(rhoO+rhoO2+rhoN+rhoN2+rhoNO)))))"</text:span></text:p>
      <text:p text:style-name="P1">tempvNR = <text:span text:style-name="T3">"Eq(Tv, Tvref + "</text:span> \</text:p>
      <text:p text:style-name="P1"><text:span text:style-name="T3">"(rhoev*(rhoO2+rhoN2+rhoNO)/(rhoO+rhoO2+rhoN+rhoN2+rhoNO) - ( (rhoO2*thetavO2*(Rhat/MO2)/(exp(thetavO2/Tvref)-1))+(rhoN2*thetavN2*(Rhat/MN2)/(exp(thetavN2/Tvref)-1))+(rhoNO*thetavNO*(Rhat/MNO)/(exp(thetavNO/Tvref)-1)) ) )"</text:span> \</text:p>
      <text:p text:style-name="P1"><text:span text:style-name="T3">"/"</text:span> \</text:p>
      <text:p text:style-name="P4">"( (rhoO2*thetavO2**(2.0)*(Rhat/MO2)*exp(thetavO2/Tvref)/(Tvref**(2.0)*(exp(thetavO2/Tvref)-1)**(2.0))) + (rhoN2*thetavN2**(2.0)*(Rhat/MN2)*exp(thetavN2/Tvref)/(Tvref**(2.0)*(exp(thetavN2/Tvref)-1)**(2.0))) + (rhoNO*thetavNO**(2.0)*(Rhat/MNO)*exp(thetavNO/Tvref)/(Tvref**(2.0)*(exp(thetavNO/Tvref)-1)**(2.0))) ) )"</text:p>
      <text:p text:style-name="P1">evequilO2 = <text:span text:style-name="T3">"Eq(eveqO2, thetavO2*Rhat/(MO2*(exp(thetavO2/T)-1.0)))"</text:span></text:p>
      <text:p text:style-name="P1">evequilN2 = <text:span text:style-name="T3">"Eq(eveqN2, thetavN2*Rhat/(MN2*(exp(thetavN2/T)-1.0)))"</text:span></text:p>
      <text:p text:style-name="P1">evequilNO = <text:span text:style-name="T3">"Eq(eveqNO, thetavNO*Rhat/(MNO*(exp(thetavNO/T)-1.0)))"</text:span></text:p>
      <text:p text:style-name="P1">evvO2 = <text:span text:style-name="T3">"Eq(evO2, thetavO2*Rhat/(MO2*(exp(thetavO2/Tv)-1.0)))"</text:span></text:p>
      <text:p text:style-name="P1">evvN2 = <text:span text:style-name="T3">"Eq(evN2, thetavN2*Rhat/(MN2*(exp(thetavN2/Tv)-1.0)))"</text:span></text:p>
      <text:p text:style-name="P1">evvNO = <text:span text:style-name="T3">"Eq(evNO, thetavNO*Rhat/(MNO*(exp(thetavNO/Tv)-1.0)))"</text:span></text:p>
      <text:p text:style-name="P1">timefactorO2 = <text:span text:style-name="T3">"Eq(ptauO2, (rhoO/MO*exp(129.0*(T**(-1.0/3.0)-0.0271)-18.42)"</text:span> \</text:p>
      <text:p text:style-name="P1"><text:span text:style-name="T3">"+rhoO2/MO2*exp(129.0*(T**(-1.0/3.0)-0.0300)-18.42)"</text:span> \</text:p>
      <text:p text:style-name="P1"><text:span text:style-name="T3">"+rhoN/MN*exp(129.0*(T**(-1.0/3.0)-0.0265)-18.42)"</text:span> \</text:p>
      <text:p text:style-name="P1"><text:span text:style-name="T3">"+rhoN2/MN2*exp(129.0*(T**(-1.0/3.0)-0.0295)-18.42)"</text:span> \</text:p>
      <text:p text:style-name="P4">"+rhoNO/MNO*exp(129.0*(T**(-1.0/3.0)-0.0298)-18.42))/ysum)"</text:p>
      <text:p text:style-name="P1">timefactorN2 = <text:span text:style-name="T3">"Eq(ptauN2, (rhoO/MO*exp(220.0*(T**(-1.0/3.0)-0.0268)-18.42)"</text:span> \</text:p>
      <text:p text:style-name="P1"><text:span text:style-name="T3">"+rhoO2/MO2*exp(220.0*(T**(-1.0/3.0)-0.0295)-18.42)"</text:span> \</text:p>
      <text:p text:style-name="P1"><text:span text:style-name="T3">"+rhoN/MN*exp(220.0*(T**(-1.0/3.0)-0.0262)-18.42)"</text:span> \</text:p>
      <text:p text:style-name="P1"><text:span text:style-name="T3">"+rhoN2/MN2*exp(220.0*(T**(-1.0/3.0)-0.0290)-18.42)"</text:span> \</text:p>
      <text:p text:style-name="P4">"+rhoNO/MNO*exp(220.0*(T**(-1.0/3.0)-0.0293)-18.42))/ysum)"</text:p>
      <text:p text:style-name="P1">timefactorNO = <text:span text:style-name="T3">"Eq(ptauNO, (rhoO/MO*exp(168.0*(T**(-1.0/3.0)-0.0270)-18.42)"</text:span> \</text:p>
      <text:p text:style-name="P1"><text:span text:style-name="T3">"+rhoO2/MO2*exp(168.0*(T**(-1.0/3.0)-0.0298)-18.42)"</text:span> \</text:p>
      <text:p text:style-name="P1"><text:span text:style-name="T3">"+rhoN/MN*exp(168.0*(T**(-1.0/3.0)-0.0264)-18.42)"</text:span> \</text:p>
      <text:p text:style-name="P1"><text:span text:style-name="T3">"+rhoN2/MN2*exp(168.0*(T**(-1.0/3.0)-0.0293)-18.42)"</text:span> \</text:p>
      <text:p text:style-name="P4">"+rhoNO/MNO*exp(168.0*(T**(-1.0/3.0)-0.0295)-18.42))/ysum)"</text:p>
      <text:p text:style-name="P5"/>
      <text:p text:style-name="P3"># fluid properties</text:p>
      <text:p text:style-name="P1">viscosity = <text:span text:style-name="T3">"Eq(mu, ((yO2+yN2+yNO)*0.1*exp(-11.2202)*T**(0.021823*log(T)+0.34357)+(yO+yN)*0.1*exp(-11.7344)*T**(0.022652*log(T)+0.342509))*(1.0-exp(-0.010568*T)) )"</text:span> <text:span text:style-name="T4"># NDS simplication of Blottner/Sutherland</text:span></text:p>
      <text:p text:style-name="P1">conductivity = <text:span text:style-name="T3">"Eq(kappa, (1410.0*(yO2+yN2+yNO)*0.1*exp(-11.2202)*T**(0.021823*log(T)+0.34357)+2210.0*(yO+yN)*0.1*exp(-11.7344)*T**(0.022652*log(T)+0.342509))*(1.0-exp(-0.010568*T)) )"</text:span> <text:span text:style-name="T4"># NDS simplification of Blottner/Sutherland/Eucken (see Viscosity_model3.m and Viscosity_model_v2_optimise.m)</text:span></text:p>
      <text:p text:style-name="P1">conductivity_vib = <text:span text:style-name="T3">"Eq(kappav, (286.7*(yO2+yN2+yNO)*0.1*exp(-11.2202)*T**(0.021823*log(T)+0.34357)+519.6*(yO+yN)*0.1*exp(-11.7344)*T**(0.022652*log(T)+0.342509))*(1.0-exp(-0.010568*T)) )"</text:span> <text:span text:style-name="T4"># NDS simplification of </text:span><text:soft-page-break/><text:span text:style-name="T4">Blottner/Sutherland/Eucken (see Viscosity_model3.m and Viscosity_model_v2_optimise.m) vibration is just taken as one factor of Rhat/Mhat(needs a closer look maybe)</text:span></text:p>
      <text:p text:style-name="P5"/>
      <text:p text:style-name="P3"># chemistry</text:p>
      <text:p text:style-name="P1">molefractionO = <text:span text:style-name="T3">"Eq(yO, rhoO/(MO*ysum))"</text:span></text:p>
      <text:p text:style-name="P1">molefractionO2 = <text:span text:style-name="T3">"Eq(yO2, rhoO2/(MO2*ysum))"</text:span></text:p>
      <text:p text:style-name="P1">molefractionN = <text:span text:style-name="T3">"Eq(yN, rhoN/(MN*ysum))"</text:span></text:p>
      <text:p text:style-name="P1">molefractionN2 = <text:span text:style-name="T3">"Eq(yN2, rhoN2/(MN2*ysum))"</text:span></text:p>
      <text:p text:style-name="P1">molefractionNO = <text:span text:style-name="T3">"Eq(yNO, rhoNO/(MNO*ysum))"</text:span></text:p>
      <text:p text:style-name="P6"/>
      <text:p text:style-name="P3"># ----------------------------------------------------------------------------------------------------------------------</text:p>
      <text:p text:style-name="P3"># Substitutions #</text:p>
      <text:p text:style-name="P3"># ----------------------------------------------------------------------------------------------------------------------</text:p>
      <text:p text:style-name="P5"/>
      <text:p text:style-name="P3"># Substitutions used in the equations</text:p>
      <text:p text:style-name="P1">stress_tensor = <text:span text:style-name="T3">"Eq(tau_i_j, (mu/Re)*(Der(u_i,x_j)+ Der(u_j,x_i)- (2/3)* KD(_i,_j)* Der(u_k,x_k)))"</text:span></text:p>
      <text:p text:style-name="P1">heat_flux = <text:span text:style-name="T3">"Eq(q_j, -(kappa/Re)*Der(T,x_j))"</text:span></text:p>
      <text:p text:style-name="P1">heat_flux_vib = <text:span text:style-name="T3">"Eq(qv_j, -(kappav/Re)*Der(Tv,x_j))"</text:span></text:p>
      <text:p text:style-name="P1">evibration = <text:span text:style-name="T3">"Eq(ev, rhoev/rho)"</text:span></text:p>
      <text:p text:style-name="P1">density = <text:span text:style-name="T3">"Eq(rho, (rhoO+rhoO2+rhoN+rhoN2+rhoNO))"</text:span></text:p>
      <text:p text:style-name="P1">molesum = <text:span text:style-name="T3">"Eq(ysum, (rhoO/MO+rhoO2/MO2+rhoN/MN+rhoN2/MN2+rhoNO/MNO))"</text:span></text:p>
      <text:p text:style-name="P1">molesumM = <text:span text:style-name="T3">"Eq(ysumM, (rhoO2/MO2+rhoN2/MN2+rhoNO/MNO))"</text:span></text:p>
      <text:p text:style-name="P1">hformation = <text:span text:style-name="T3">"Eq(dhf, 4.1868e6*(dhO*rhoO/MO+dhN*rhoN/MN+dhNO*rhoNO/MNO))"</text:span></text:p>
      <text:p text:style-name="P1">timeconst = <text:span text:style-name="T3">"Eq(tau, (rhoO2/MO2+rhoN2/MN2+rhoNO/MNO)*101325.0/(p*(rhoO2/(MO2*ptauO2)+rhoN2/(MN2*ptauN2)+rhoNO/(MNO*ptauNO))))"</text:span></text:p>
      <text:p text:style-name="P1">thetavset = <text:span text:style-name="T3">"Eq(thetavnum, (thetavO2*rhoO2/MO2+thetavN2*rhoN2/MN2+thetavNO*rhoNO/MNO))"</text:span></text:p>
      <text:p text:style-name="P6"/>
      <text:p text:style-name="P3"># make substitutions</text:p>
      <text:p text:style-name="P1">substitutions = [stress_tensor, heat_flux, heat_flux_vib, evibration, density, molesum, molesumM, hformation, timeconst, thetavset]</text:p>
      <text:p text:style-name="P3"># Chemistry</text:p>
      <text:p text:style-name="P1">substitutions += chemistry.substitutions(Chemistry_model)</text:p>
      <text:p text:style-name="P2"><text:line-break/></text:p>
      <text:p text:style-name="P3"># ----------------------------------------------------------------------------------------------------------------------</text:p>
      <text:p text:style-name="P3"># Expanding the Equations #</text:p>
      <text:p text:style-name="P3"># ----------------------------------------------------------------------------------------------------------------------</text:p>
      <text:p text:style-name="P5"/>
      <text:p text:style-name="P3"># Instantiate EinsteinEquation class for expanding the Einstein indices in the equations</text:p>
      <text:p text:style-name="P1">eq = <text:span text:style-name="T2">EinsteinEquation</text:span>()</text:p>
      <text:p text:style-name="P3"># symbol for the coordinate system in the equations</text:p>
      <text:p text:style-name="P1">coordinate_symbol = <text:span text:style-name="T3">"x"</text:span></text:p>
      <text:p text:style-name="P5"/>
      <text:p text:style-name="P3"># Constants that are used</text:p>
      <text:p text:style-name="P1">constants = [<text:span text:style-name="T3">"Re"</text:span>, <text:span text:style-name="T3">"Sc"</text:span>, <text:span text:style-name="T3">"uref"</text:span>, <text:span text:style-name="T3">"pref"</text:span>, <text:span text:style-name="T3">"rhoref"</text:span>, <text:span text:style-name="T3">"pexp"</text:span>, <text:span text:style-name="T3">"Rhat"</text:span>, <text:span text:style-name="T3">"MO"</text:span>, <text:span text:style-name="T3">"MO2"</text:span>, <text:span text:style-name="T3">"MN"</text:span>, <text:span text:style-name="T3">"MN2"</text:span>, <text:span text:style-name="T3">"MNO"</text:span>,<text:span text:style-name="T3">"rhoEref"</text:span>,</text:p>
      <text:p text:style-name="P1"><text:span text:style-name="T3">"dhO"</text:span>, <text:span text:style-name="T3">"dhN"</text:span>, <text:span text:style-name="T3">"dhNO"</text:span>, <text:span text:style-name="T3">"thetavO2"</text:span>, <text:span text:style-name="T3">"thetavN2"</text:span>, <text:span text:style-name="T3">"thetavNO"</text:span>]</text:p>
      <text:p text:style-name="P5"/>
      <text:p text:style-name="P3"># Add the constants used for the chemistry model - (their names)</text:p>
      <text:p text:style-name="P1">constants += <text:span text:style-name="T2">list</text:span>(chemistry.constants(Chemistry_model))</text:p>
      <text:p text:style-name="P5"/>
      <text:p text:style-name="P3"># Expand the simulation equations</text:p>
      <text:p text:style-name="P1">simulation_eq = <text:span text:style-name="T2">SimulationEquations</text:span>()</text:p>
      <text:p text:style-name="P1">base_eqns = [mass_O, mass_O2, mass_N, mass_N2, mass_NO, momentum, evib, energy, scalar]</text:p>
      <text:p text:style-name="P1"><text:span text:style-name="T1">for</text:span> i, base <text:span text:style-name="T1">in</text:span> <text:span text:style-name="T2">enumerate</text:span>(base_eqns):</text:p>
      <text:p text:style-name="P1">base_eqns[i] = eq.expand(base, ndim, coordinate_symbol, substitutions, constants)</text:p>
      <text:p text:style-name="P1"><text:span text:style-name="T1">for</text:span> eqn <text:span text:style-name="T1">in</text:span> base_eqns:</text:p>
      <text:p text:style-name="P1">simulation_eq.add_equations(eqn)</text:p>
      <text:p text:style-name="P5"/>
      <text:p text:style-name="P3"># Expand the constituent relations</text:p>
      <text:p text:style-name="P1">constituent = <text:span text:style-name="T2">ConstituentRelations</text:span>()</text:p>
      <text:p text:style-name="P1">constituent_eqns = [velocity, pressure, temperature, mixturefraction, viscosity, conductivity, conductivity_vib,</text:p>
      <text:p text:style-name="P1">molefractionO, molefractionO2, molefractionN, molefractionN2, molefractionNO, evequilO2, evequilN2,</text:p>
      <text:p text:style-name="P1">evequilNO, evvO2, evvN2, evvNO, timefactorO2, timefactorN2, timefactorNO, tempv,tempvNR] <text:span text:style-name="T4">#,tempvNR</text:span></text:p>
      <text:p text:style-name="P5"/>
      <text:p text:style-name="P3"><text:soft-page-break/># Chemistry constiuent equations</text:p>
      <text:p text:style-name="P1">constituent_eqns+= chemistry.constituent(Chemistry_model) <text:span text:style-name="T4"># rate of reaction</text:span></text:p>
      <text:p text:style-name="P5"/>
      <text:p text:style-name="P1"><text:span text:style-name="T1">for</text:span> i, CR <text:span text:style-name="T1">in</text:span> <text:span text:style-name="T2">enumerate</text:span>(constituent_eqns):</text:p>
      <text:p text:style-name="P1">constituent_eqns[i] = eq.expand(CR, ndim, coordinate_symbol, substitutions, constants)</text:p>
      <text:p text:style-name="P1"><text:span text:style-name="T1">for</text:span> eqn <text:span text:style-name="T1">in</text:span> constituent_eqns:</text:p>
      <text:p text:style-name="P1">constituent.add_equations(eqn)</text:p>
      <text:p text:style-name="P5"/>
      <text:p text:style-name="P3"># Create a simulation block</text:p>
      <text:p text:style-name="P1">block = <text:span text:style-name="T2">SimulationBlock</text:span>(ndim, <text:span text:style-name="T6">block_number</text:span>=<text:span text:style-name="T5">0</text:span>)</text:p>
      <text:p text:style-name="P5"/>
      <text:p text:style-name="P3"># Local dictionary for parsing the expressions</text:p>
      <text:p text:style-name="P1">local_dict = {<text:span text:style-name="T3">"block"</text:span>: block, <text:span text:style-name="T3">"GridVariable"</text:span>: <text:span text:style-name="T2">GridVariable</text:span>, <text:span text:style-name="T3">"DataObject"</text:span>: <text:span text:style-name="T2">DataObject</text:span>}</text:p>
      <text:p text:style-name="P5"/>
      <text:p text:style-name="P3">#########################################################################################################################</text:p>
      <text:p text:style-name="P3"># #</text:p>
      <text:p text:style-name="P3"># Grid #</text:p>
      <text:p text:style-name="P3"># #</text:p>
      <text:p text:style-name="P3">#########################################################################################################################</text:p>
      <text:p text:style-name="P5"/>
      <text:p text:style-name="P3"># Set the discretisation schemes - low storage</text:p>
      <text:p text:style-name="P1">schemes = {}</text:p>
      <text:p text:style-name="P1">fns = <text:span text:style-name="T3">'u0 u1 T'</text:span></text:p>
      <text:p text:style-name="P1">cent = <text:span text:style-name="T2">StoreSome</text:span>(<text:span text:style-name="T5">4</text:span>,fns)</text:p>
      <text:p text:style-name="P1">schemes[cent.name] = cent</text:p>
      <text:p text:style-name="P1">rk = <text:span text:style-name="T2">RungeKuttaLS</text:span>(<text:span text:style-name="T5">4</text:span>)</text:p>
      <text:p text:style-name="P3"># rk = RungeKutta(3)</text:p>
      <text:p text:style-name="P1">schemes[rk.name] = rk</text:p>
      <text:p text:style-name="P1">block.set_discretisation_schemes(schemes)</text:p>
      <text:p text:style-name="P5"/>
      <text:p text:style-name="P3"># ----------------------------------------------------------------------------------------------------------------------</text:p>
      <text:p text:style-name="P5"/>
      <text:p text:style-name="P1">dx, dy = block.deltas</text:p>
      <text:p text:style-name="P1">x, y = symbols(<text:span text:style-name="T3">'x0:%d'</text:span> % ndim, **{<text:span text:style-name="T3">'cls'</text:span>: <text:span text:style-name="T2">DataObject</text:span>})</text:p>
      <text:p text:style-name="P1">i, j = block.grid_indexes</text:p>
      <text:p text:style-name="P1">nx, ny, Ly, stretch = symbols(<text:span text:style-name="T3">'block0np0 block0np1 Ly stretch'</text:span>, **{<text:span text:style-name="T3">'cls'</text:span>: <text:span text:style-name="T2">ConstantObject</text:span>})</text:p>
      <text:p text:style-name="P1">Lx = nx*dx</text:p>
      <text:p text:style-name="P1">q_vector = flatten(simulation_eq.time_advance_arrays)</text:p>
      <text:p text:style-name="P1">grid_equations = []</text:p>
      <text:p text:style-name="P1">stretch_eqn = <text:span text:style-name="T5">0.5</text:span>*Ly*<text:span text:style-name="T2">sinh</text:span>(stretch*(j-(ny-<text:span text:style-name="T5">1</text:span>)/<text:span text:style-name="T5">2</text:span>)/((ny-<text:span text:style-name="T5">1</text:span>)/<text:span text:style-name="T5">2</text:span>))/<text:span text:style-name="T2">sinh</text:span>(stretch)</text:p>
      <text:p text:style-name="P1">grid_equations += [Eq(x, i*dx), Eq(y,stretch_eqn)]</text:p>
      <text:p text:style-name="P5"/>
      <text:p text:style-name="P3"># Metrics: Stretching or curvature of the grid</text:p>
      <text:p text:style-name="P1">metriceq = <text:span text:style-name="T2">MetricsEquation</text:span>()</text:p>
      <text:p text:style-name="P1">metriceq.generate_transformations(ndim, coordinate_symbol, [(<text:span text:style-name="T1">False</text:span>, <text:span text:style-name="T1">False</text:span>), (<text:span text:style-name="T1">True</text:span>, <text:span text:style-name="T1">False</text:span>)], <text:span text:style-name="T5">2</text:span>)</text:p>
      <text:p text:style-name="P1">simulation_eq.apply_metrics(metriceq)</text:p>
      <text:p text:style-name="P5"/>
      <text:p text:style-name="P3"># Boundary Conditions</text:p>
      <text:p text:style-name="P1">boundaries = []</text:p>
      <text:p text:style-name="P1">direction = <text:span text:style-name="T5">0</text:span></text:p>
      <text:p text:style-name="P1">boundaries += [<text:span text:style-name="T2">PeriodicBC</text:span>(direction, <text:span text:style-name="T6">side</text:span>=<text:span text:style-name="T5">0</text:span>)]</text:p>
      <text:p text:style-name="P1">boundaries += [<text:span text:style-name="T2">PeriodicBC</text:span>(direction, <text:span text:style-name="T6">side</text:span>=<text:span text:style-name="T5">1</text:span>)]</text:p>
      <text:p text:style-name="P1">direction = <text:span text:style-name="T5">1</text:span></text:p>
      <text:p text:style-name="P1">boundaries += [<text:span text:style-name="T2">SymmetryBC</text:span>(direction, <text:span text:style-name="T5">0</text:span>)]</text:p>
      <text:p text:style-name="P1">boundaries += [<text:span text:style-name="T2">SymmetryBC</text:span>(direction, <text:span text:style-name="T5">1</text:span>)]</text:p>
      <text:p text:style-name="P1">block.set_block_boundaries(boundaries)</text:p>
      <text:p text:style-name="P5"/>
      <text:p text:style-name="P3"># # Binomial Filter</text:p>
      <text:p text:style-name="P3"># j = block.grid_indexes[1]</text:p>
      <text:p text:style-name="P3"># nfilter = 20</text:p>
      <text:p text:style-name="P3"># grid_condition = Or(j&lt;=nfilter,j&gt;=ny-nfilter)</text:p>
      <text:p text:style-name="P3"># BF = BinomialFilter(block, order=2, grid_condition=grid_condition ,sigma=0.20)</text:p>
      <text:p text:style-name="P6"/>
      <text:p text:style-name="P3">#########################################################################################################################</text:p>
      <text:p text:style-name="P3"><text:soft-page-break/># #</text:p>
      <text:p text:style-name="P3"># Initial Conditions #</text:p>
      <text:p text:style-name="P3"># #</text:p>
      <text:p text:style-name="P3">#########################################################################################################################</text:p>
      <text:p text:style-name="P1">uref, pref, rhoref,rhoEref, Rhat, MO, MO2, MN, MN2, MNO, dhO, dhN, dhNO, thetavO2, thetavN2, thetavNO \</text:p>
      <text:p text:style-name="P1">= symbols(<text:span text:style-name="T3">'uref pref rhoref rhoEref Rhat MO MO2 MN MN2 MNO dhO dhN dhNO thetavO2 thetavN2 thetavNO'</text:span>, **{<text:span text:style-name="T3">'cls'</text:span>: <text:span text:style-name="T2">ConstantObject</text:span>})</text:p>
      <text:p text:style-name="P1">rhoO, rhoO2, rhoN, rhoN2, rhoNO,rho, u, v, p, T ,f, ev, evequilO2, evequilN2, evequilNO,evO2, evN2, evNO,evO2eq, evN2eq, evNOeq, Tv \</text:p>
      <text:p text:style-name="P1">= symbols(<text:span text:style-name="T3">'rhoO, rhoO2, rhoN, rhoN2, rhoNO,rho, u, v, p, T, f, ev, evequilO2, evequilN2, evequilNO,evO2, evN2, evNO,evO2eq, evN2eq, evNOeq, Tv'</text:span>, **{<text:span text:style-name="T3">'cls'</text:span>: <text:span text:style-name="T2">GridVariable</text:span>})</text:p>
      <text:p text:style-name="P6"/>
      <text:p text:style-name="P1">initial_equations = [</text:p>
      <text:p text:style-name="P5"/>
      <text:p text:style-name="P3"># Velcity/Scalar</text:p>
      <text:p text:style-name="P1">Eq(u, <text:span text:style-name="T5">0.0</text:span>), <text:span text:style-name="T4"># uref*tanh(2.0*y/0.0133482)</text:span></text:p>
      <text:p text:style-name="P1">Eq(v, <text:span text:style-name="T5">0.0</text:span>), <text:span text:style-name="T4"># 0.01*uref*cos(2.0*pi*x/Lx)*exp(-(y/0.0133482)**2.0/10.0)</text:span></text:p>
      <text:p text:style-name="P1">Eq(f, <text:span text:style-name="T5">0.0</text:span>), <text:span text:style-name="T4"># 0.5 * (1.0 + tanh(2.0 * y / 0.0133482))</text:span></text:p>
      <text:p text:style-name="P5"/>
      <text:p text:style-name="P3"># Species/Density</text:p>
      <text:p text:style-name="P1">Eq(rhoO,rhoref*<text:span text:style-name="T5">0.000</text:span>),</text:p>
      <text:p text:style-name="P1">Eq(rhoO2,rhoref*<text:span text:style-name="T5">0.21</text:span>),</text:p>
      <text:p text:style-name="P1">Eq(rhoN,rhoref*<text:span text:style-name="T5">0.000</text:span>),</text:p>
      <text:p text:style-name="P1">Eq(rhoN2,rhoref*<text:span text:style-name="T5">0.79</text:span>),</text:p>
      <text:p text:style-name="P1">Eq(rhoNO,rhoref*<text:span text:style-name="T5">0.000</text:span>),</text:p>
      <text:p text:style-name="P1">Eq(rho,rhoO+rhoO2+rhoN+rhoN2+rhoNO),</text:p>
      <text:p text:style-name="P5"/>
      <text:p text:style-name="P3"># q Vectors</text:p>
      <text:p text:style-name="P1">Eq(q_vector[<text:span text:style-name="T5">0</text:span>],rhoO),</text:p>
      <text:p text:style-name="P1">Eq(q_vector[<text:span text:style-name="T5">1</text:span>],rhoO2),</text:p>
      <text:p text:style-name="P1">Eq(q_vector[<text:span text:style-name="T5">2</text:span>],rhoN),</text:p>
      <text:p text:style-name="P1">Eq(q_vector[<text:span text:style-name="T5">3</text:span>],rhoN2),</text:p>
      <text:p text:style-name="P1">Eq(q_vector[<text:span text:style-name="T5">4</text:span>],rhoNO),</text:p>
      <text:p text:style-name="P1">Eq(q_vector[<text:span text:style-name="T5">5</text:span>],rho*u),</text:p>
      <text:p text:style-name="P1">Eq(q_vector[<text:span text:style-name="T5">6</text:span>],rho*v),</text:p>
      <text:p text:style-name="P1">Eq(q_vector[<text:span text:style-name="T5">7</text:span>],<text:span text:style-name="T5">1000.0</text:span>), <text:span text:style-name="T4"># Edited this to ev(Tv)</text:span></text:p>
      <text:p text:style-name="P1">Eq(q_vector[<text:span text:style-name="T5">8</text:span>],<text:span text:style-name="T5">5.0e+6</text:span>*rho),</text:p>
      <text:p text:style-name="P1">Eq(q_vector[<text:span text:style-name="T5">9</text:span>],rho*f),</text:p>
      <text:p text:style-name="P1">]</text:p>
      <text:p text:style-name="P5"/>
      <text:p text:style-name="P3"># Parse the initial conditions</text:p>
      <text:p text:style-name="P1">initial = <text:span text:style-name="T2">GridBasedInitialisation</text:span>()</text:p>
      <text:p text:style-name="P1">initial.add_equations(grid_equations + initial_equations)</text:p>
      <text:p text:style-name="P6"/>
      <text:p text:style-name="P3">#########################################################################################################################</text:p>
      <text:p text:style-name="P3"># #</text:p>
      <text:p text:style-name="P3"># Printouts &amp; Monitor Points / Latex #</text:p>
      <text:p text:style-name="P3"># #</text:p>
      <text:p text:style-name="P3">#########################################################################################################################</text:p>
      <text:p text:style-name="P5"/>
      <text:p text:style-name="P3"># set the IO class to write out arrays</text:p>
      <text:p text:style-name="P1">kwargs = {<text:span text:style-name="T3">'iotype'</text:span>: <text:span text:style-name="T3">"Write"</text:span>}</text:p>
      <text:p text:style-name="P1">h5 = <text:span text:style-name="T2">iohdf5</text:span>(<text:span text:style-name="T6">save_every</text:span>=<text:span text:style-name="T5">500</text:span>, **kwargs)</text:p>
      <text:p text:style-name="P1">h5.add_arrays(simulation_eq.time_advance_arrays + [x, y])</text:p>
      <text:p text:style-name="P1">h5.add_arrays([<text:span text:style-name="T2">DataObject</text:span>(<text:span text:style-name="T3">'T'</text:span>),<text:span text:style-name="T2">DataObject</text:span>(<text:span text:style-name="T3">'Tv'</text:span>),<text:span text:style-name="T2">DataObject</text:span>(<text:span text:style-name="T3">'p'</text:span>),<text:span text:style-name="T2">DataObject</text:span>(<text:span text:style-name="T3">'evO2'</text:span>),<text:span text:style-name="T2">DataObject</text:span>(<text:span text:style-name="T3">'evN2'</text:span>),<text:span text:style-name="T2">DataObject</text:span>(<text:span text:style-name="T3">'evNO'</text:span>)])</text:p>
      <text:p text:style-name="P1">block.setio(copy.deepcopy(h5))</text:p>
      <text:p text:style-name="P5"/>
      <text:p text:style-name="P3"># set monitor points</text:p>
      <text:p text:style-name="P1">arrays = [<text:span text:style-name="T3">'rhoO'</text:span>,<text:span text:style-name="T3">'rhoO2'</text:span>,<text:span text:style-name="T3">'rhoN'</text:span>,<text:span text:style-name="T3">'rhoN2'</text:span>,<text:span text:style-name="T3">'rhoNO'</text:span>,<text:span text:style-name="T3">'rhoE'</text:span>,<text:span text:style-name="T3">'rhoev'</text:span>,<text:span text:style-name="T3">'T'</text:span>,<text:span text:style-name="T3">'Tv'</text:span>]</text:p>
      <text:p text:style-name="P3"># arrays = ['wdotO','wdotO2','wdotN','wdotN2','wdotNO','rhoE','rhoev','T','Tv']</text:p>
      <text:p text:style-name="P1">arrays = [block.location_dataset(<text:span text:style-name="T3">'%s'</text:span> % dset) <text:span text:style-name="T1">for</text:span> dset <text:span text:style-name="T1">in</text:span> arrays]</text:p>
      <text:p text:style-name="P1">indices = [(<text:span text:style-name="T5">1</text:span>,<text:span text:style-name="T5">1</text:span>),(<text:span text:style-name="T5">1</text:span>,<text:span text:style-name="T5">1</text:span>),(<text:span text:style-name="T5">1</text:span>,<text:span text:style-name="T5">1</text:span>),(<text:span text:style-name="T5">1</text:span>,<text:span text:style-name="T5">1</text:span>),(<text:span text:style-name="T5">1</text:span>,<text:span text:style-name="T5">1</text:span>),(<text:span text:style-name="T5">1</text:span>,<text:span text:style-name="T5">1</text:span>),(<text:span text:style-name="T5">1</text:span>,<text:span text:style-name="T5">1</text:span>),(<text:span text:style-name="T5">1</text:span>,<text:span text:style-name="T5">1</text:span>),(<text:span text:style-name="T5">2</text:span>,<text:span text:style-name="T5">2</text:span>)] <text:span text:style-name="T4"># ('block0np0/4', '(block0np1-1)/2')</text:span></text:p>
      <text:p text:style-name="P1"><text:soft-page-break/>SM = <text:span text:style-name="T2">SimulationMonitor</text:span>(arrays, indices, block, <text:span text:style-name="T6">print_frequency</text:span>=<text:span text:style-name="T5">2</text:span>,<text:span text:style-name="T6">fp_precision</text:span>=<text:span text:style-name="T5">12</text:span>, <text:span text:style-name="T6">output_file</text:span>=<text:span text:style-name="T3">'output.log'</text:span>)</text:p>
      <text:p text:style-name="P5"/>
      <text:p text:style-name="P3"># ----------------------------------------------------------------------------------------------------------------------</text:p>
      <text:p text:style-name="P5"/>
      <text:p text:style-name="P3"># Write the expanded equations to a Latex file with a given name and titile</text:p>
      <text:p text:style-name="P1">latex = <text:span text:style-name="T2">LatexWriter</text:span>()</text:p>
      <text:p text:style-name="P1">latex.open(<text:span text:style-name="T3">'equations.tex'</text:span>, <text:span text:style-name="T3">"Einstein Expansion of the simulation equations"</text:span>)</text:p>
      <text:p text:style-name="P1">latex.write_string(<text:span text:style-name="T3">"Simulation equations\n"</text:span>)</text:p>
      <text:p text:style-name="P1"><text:span text:style-name="T1">for</text:span> index, eq <text:span text:style-name="T1">in</text:span> <text:span text:style-name="T2">enumerate</text:span>(flatten(simulation_eq.equations)):</text:p>
      <text:p text:style-name="P1">latex.write_expression(eq)</text:p>
      <text:p text:style-name="P1">latex.write_string(<text:span text:style-name="T3">"Constituent relations\n"</text:span>)</text:p>
      <text:p text:style-name="P1"><text:span text:style-name="T1">for</text:span> index, eq <text:span text:style-name="T1">in</text:span> <text:span text:style-name="T2">enumerate</text:span>(flatten(constituent.equations)):</text:p>
      <text:p text:style-name="P1">latex.write_expression(eq)</text:p>
      <text:p text:style-name="P1">latex.close()</text:p>
      <text:p text:style-name="P5"/>
      <text:p text:style-name="P3">#########################################################################################################################</text:p>
      <text:p text:style-name="P3"># #</text:p>
      <text:p text:style-name="P3"># Miscellaneous #</text:p>
      <text:p text:style-name="P3"># #</text:p>
      <text:p text:style-name="P3">#########################################################################################################################</text:p>
      <text:p text:style-name="P3"># set chemical model constants</text:p>
      <text:p text:style-name="P1">set_constants.update(chemistry.constants(Chemistry_model))</text:p>
      <text:p text:style-name="P5"/>
      <text:p text:style-name="P3"># set the equations to be solved on the block</text:p>
      <text:p text:style-name="P1">block.set_equations([copy.deepcopy(constituent), copy.deepcopy(simulation_eq), initial, metriceq]) <text:span text:style-name="T4"># "BF.equation_classes" is for the filter</text:span></text:p>
      <text:p text:style-name="P5"/>
      <text:p text:style-name="P3"># Discretise the equations on the block</text:p>
      <text:p text:style-name="P1">block.discretise()</text:p>
      <text:p text:style-name="P5"/>
      <text:p text:style-name="P3"># create an algorithm from the discretised computations</text:p>
      <text:p text:style-name="P1">alg = <text:span text:style-name="T2">TraditionalAlgorithmRK</text:span>(block, <text:span text:style-name="T6">simulation_monitor</text:span>=SM)</text:p>
      <text:p text:style-name="P5"/>
      <text:p text:style-name="P3"># set the simulation data type, for more information on the datatypes see opensbli.core.datatypes</text:p>
      <text:p text:style-name="P1"><text:span text:style-name="T2">SimulationDataType</text:span>.set_datatype(<text:span text:style-name="T2">Double</text:span>)</text:p>
      <text:p text:style-name="P5"/>
      <text:p text:style-name="P3"># Write the code for the algorithm</text:p>
      <text:p text:style-name="P1"><text:span text:style-name="T2">OPSC</text:span>(alg) <text:span text:style-name="T4"># ,OPS_V2=True</text:span></text:p>
      <text:p text:style-name="P5"/>
      <text:p text:style-name="P3"># Add the data from "Input" section</text:p>
      <text:p text:style-name="P1">substitute_simulation_parameters(set_constants.keys(), set_constants.values())</text:p>
      <text:p text:style-name="P6"/>
      <text:p text:style-name="P1">print_iteration_ops(<text:span text:style-name="T6">NaN_check</text:span>=<text:span text:style-name="T3">'rhoN2'</text:span>)</text:p>
      <text:p text:style-name="P2"><text:line-break/></text:p>
      <text:p text:style-name="P3">#############################################################################################################################################</text:p>
      <text:p text:style-name="P3"># #</text:p>
      <text:p text:style-name="P3"># Refrences #</text:p>
      <text:p text:style-name="P3"># #</text:p>
      <text:p text:style-name="P3"># [1]: Unpacks the dictionaries in a single one #</text:p>
      <text:p text:style-name="P3"># https://stackoverflow.com/questions/13361510/typeerror-unsupported-operand-types-for-dict-items-and-dict-items #</text:p>
      <text:p text:style-name="P3">#############################################################################################################################################</text:p>
      <text:p text:style-name="P2"><text:line-break/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1:41:33.001676789</meta:creation-date>
    <dc:date>2024-03-20T11:42:51.821053554</dc:date>
    <meta:editing-duration>PT1M19S</meta:editing-duration>
    <meta:editing-cycles>1</meta:editing-cycles>
    <meta:document-statistic meta:table-count="0" meta:image-count="0" meta:object-count="0" meta:page-count="6" meta:paragraph-count="301" meta:word-count="1308" meta:character-count="16558" meta:non-whitespace-character-count="15545"/>
    <meta:generator>LibreOffice/7.5.9.2$Linux_X86_64 LibreOffice_project/50$Build-2</meta:generator>
  </office:meta>
</office:document-meta>
</file>